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gurança no CakePHP 3</text:h>
      <text:section text:style-name="Sect1" text:name="conteudo">
        <text:p text:style-name="Text_20_body">Uma forma de melhorar a segurança no Cake é usando o componente Security.</text:p>
        <text:p text:style-name="Text_20_body">Quando usando o componente Security precisamos usar o FormHelper para criar nossos formulários.</text:p>
        <text:p text:style-name="Text_20_body">Precisamos checar todos os dados entrados pelos usuários.</text:p>
        <text:p text:style-name="Text_20_body">Outros recursos importantes: validação de dados do banco, componentes Auth, ACL, hashes de senha, criptografia, etc.</text:p>
        <text:p text:style-name="Text_20_body"><text:line-break/>Exemplo:</text:p>
        <text:p text:style-name="Text_20_body"><text:a xlink:type="simple" xlink:href="http://book.cakephp.org/3.0/en/tutorials-and-examples/blog-auth-example/auth.html" text:style-name="Internet_20_link" text:visited-style-name="Visited_20_Internet_20_Link">http://book.cakephp.org/3.0/en/tutorials-and-examples/blog-auth-example/auth.html</text:a></text:p>
        <text:p text:style-name="Text_20_body">Outros recursos oferecidos pelo Cake: prevenção SQL injection, XSS, CSRF, tratamento dos inputs, etc.</text:p>
        <text:p text:style-name="Text_20_body">Mais um: mover o core do CakePHP para fora do diretório web.</text:p>
        <text:p text:style-name="Text_20_body">Plugin que reforça a segurança do Cake:<text:line-break/><text:a xlink:type="simple" xlink:href="https://github.com/nodesagency/cakephp-security" office:target-frame-name="_blank" xlink:show="new" text:style-name="Internet_20_link" text:visited-style-name="Visited_20_Internet_20_Link">https://github.com/nodesagency/cakephp-security</text:a></text:p>
        <text:p text:style-name="Text_20_body">Também o uso de validação e de sanitização ajuda.</text:p>
        <text:p text:style-name="Text_20_body">Detalhes</text:p>
        <text:p text:style-name="Text_20_body"><text:a xlink:type="simple" xlink:href="http://book.cakephp.org/3.0/en/core-libraries/security.html" text:style-name="Internet_20_link" text:visited-style-name="Visited_20_Internet_20_Link">http://book.cakephp.org/3.0/en/core-libraries/security.html</text:a></text:p>
        <text:p text:style-name="Text_20_body">A Validação dos dados dos formulários é importante.</text:p>
        <text:p text:style-name="Text_20_body">Um deles é validar campos importantes e para o tipo adequado.<text:line-break/><text:line-break/>Quando criamos o aplicativo usando o bake para gerar o CRUD, ele já gera uma validação apenas básica.</text:p>
        <text:p text:style-name="Text_20_body"><text:span text:style-name="Strong_20_Emphasis">Criando validação manualmente</text:span><text:line-break/><text:line-break/>class Clientes extends AppModel{<text:line-break/>public $validate = array(<text:line-break/>'nome' =&gt; 'notEmpty',<text:line-break/>'email' =&gt; array('notEmpty','email'),<text:line-break/>'rua' =&gt; 'notEmpty'<text:line-break/>);<text:line-break/>}</text:p>
        <text:p text:style-name="Text_20_body"><text:span text:style-name="Strong_20_Emphasis">Com RegExp</text:span><text:line-break/><text:line-break/>public $validate = array(<text:line-break/>’login’ =&gt; array(<text:line-break/><text:soft-page-break/>’rule’ =&gt; ’/^[a-z0-9]{3,}$/i’,<text:line-break/>’message’ =&gt; ’Only letters and integers, min 3 characters’<text:line-break/>)<text:line-break/>);</text:p>
        <text:p text:style-name="Text_20_body"><text:line-break/><text:span text:style-name="Strong_20_Emphasis">Backup</text:span></text:p>
        <text:p text:style-name="Text_20_body">Efetue um backup ful (de todo o diretório do aplicativo e todo o banco).<text:line-break/><text:line-break/>Em caso de algum problema poderá colocar o aplicativo de volta rapidamente.<text:line-break/><text:line-break/>A frequência do backup pode ser diária, semanal, mensal. Vai depender das alterações do aplicativo ou dados do banco e também da importância do aplicativo.<text:line-break/><text:line-break/>Você tanto pode efetuar o backup manualmente quanto pode automatizar com a ajuda do crontab do servidor ou usar outro método/ferramenta.</text:p>
        <text:p text:style-name="Text_20_body"><text:span text:style-name="Strong_20_Emphasis">Security Salt</text:span><text:line-break/><text:line-break/>O Cake define um valor padrão para as suas sessões e o define em Security.salt.<text:line-break/><text:line-break/>Esse valor não é alterado, ou seja, todos que fazem download do Cake no site oficial tem Security.salt com o mesmo valor. Então junto com a configuração do arquivo do banco de dados devemos alterar também o valor de Security.salt para preservar a segurança das nossas sessões.<text:line-break/><text:line-break/>Qual o valor a ser usado?<text:line-break/><text:line-break/>Qualquer valor que você queira. Geralmente algo exclusivo para o seu site. Uma sequência aleatória de números/texto é geralmente recomendado.<text:line-break/><text:line-break/>É utilizado como uma "semente" para os vários do hashing usados no Cake funcionar.<text:line-break/><text:line-break/>No arquivo app/Config/core.php,<text:line-break/><text:line-break/>Linha 197 (versão 2.3.6), terá:<text:line-break/><text:line-break/>Configure::write('Security.salt', 'DYhG93b0qyJfIxfs2guVoUu1029jdjdiR2G0FgaC9mi');<text:line-break/><text:line-break/>O Security Salt serve para a geração de Hashes, sempre que precisar gerar um, o cake vai pegar o valor dessa string Pode usar qualquer string, contanto que não seja facilmente adivinhada Isso eh utilizado por exemplo, na criação do hash da senhas de usuários do site.</text:p>
        <text:p text:style-name="Text_20_body">Detales</text:p>
        <text:p text:style-name="Text_20_body"><text:a xlink:type="simple" xlink:href="http://book.cakephp.org/3.0/en/core-libraries/security.html" text:style-name="Internet_20_link" text:visited-style-name="Visited_20_Internet_20_Link">http://book.cakephp.org/3.0/en/core-libraries/security.html</text:a></text:p>
        <text:p text:style-name="Text_20_body"><text:soft-page-break/><text:span text:style-name="Strong_20_Emphasis">Atualizando o Cake entre versões Menores</text:span><text:line-break/><text:line-break/>Sempre que sair uma nova versão é importante atualizar o core do Cake do seu aplicativo. Especialmente se a nova versão trouxer correções de falhas de segurança e seu aplicativo tiver acesso via internet.<text:line-break/><text:line-break/>Seguindo este roteiro eu atualizei um aplicativo da versão 2.3.6 par a nova versão 2.3.7 sem problemas<text:line-break/>- Efetuar backup full, de todo o diretório da aplicação e de todo o banco<text:line-break/>- Descompactar a nova versão<text:line-break/>- Acessar o diretório lib/Cake da nova versão e copiar o lib/Cake para o mesmo diretório do aplicativo existente.<text:line-break/><text:line-break/>Aqui eu antes removi todo o conteúdo de lib/Cake no diretório existente.<text:line-break/><text:line-break/>- Copiar o cakephp-2.3.7/index.php para o raiz do aplicativo, sobrescrevendo o existente (pode ser que não tenha sido alterado, mas por vias das dúvidas...)<text:line-break/>- Limpe o cache do aplicativo app/tmp/cache/persistente (e models)<text:line-break/>- Mantenha sem alterações o diretório "app" do seu aplicativo<text:line-break/><text:line-break/>Agora pode testar o aplicativo com o novo core.<text:line-break/> <text:line-break/><text:span text:style-name="Strong_20_Emphasis">Saber versão atual do core do CakePHP:</text:span><text:line-break/><text:line-break/>- Abra o arquivo<text:line-break/>aplicativo/lib/Cake/VERSION.txt<text:line-break/><text:line-break/>Hoje (07/07/2013) saiu a versão 2.3.7 do Cake e a beta 2.4.</text:p>
        <text:p text:style-name="Text_20_body">Outro assunto é a Migração, no caso entre versões maiores.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5:29:32.741067377</meta:creation-date>
    <dc:date>2017-04-05T15:29:46.431908280</dc:date>
    <meta:editing-duration>PT14S</meta:editing-duration>
    <meta:editing-cycles>1</meta:editing-cycles>
    <meta:document-statistic meta:table-count="0" meta:image-count="0" meta:object-count="0" meta:page-count="3" meta:paragraph-count="24" meta:word-count="613" meta:character-count="4104" meta:non-whitespace-character-count="3489"/>
    <meta:generator>LibreOffice/5.1.4.2$Linux_X86_64 LibreOffice_project/10m0$Build-2</meta:generator>
  </office:meta>
</office:document-meta>
</file>